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Resim 1612720135" text:anchor-type="as-char" svg:x="0in" svg:y="0in" svg:width="6.26042in" svg:height="1.59375in" style:rel-width="scale" style:rel-height="scale"><draw:image xlink:href="media/image1.jpg" xlink:type="simple" xlink:show="embed" xlink:actuate="onLoad"/><svg:title/><svg:desc/></draw:frame><draw:frame draw:style-name="a1" draw:name="Resim 2098549825" text:anchor-type="as-char" svg:x="0in" svg:y="0in" svg:width="6.26042in" svg:height="1.52083in" style:rel-width="scale" style:rel-height="scale"><draw:image xlink:href="media/image2.jpg" xlink:type="simple" xlink:show="embed" xlink:actuate="onLoad"/><svg:title/><svg:desc/></draw:frame><draw:frame draw:style-name="a2" draw:name="Resim 1744032834" text:anchor-type="as-char" svg:x="0in" svg:y="0in" svg:width="6.26042in" svg:height="1.52083in" style:rel-width="scale" style:rel-height="scale"><draw:image xlink:href="media/image3.jpg" xlink:type="simple" xlink:show="embed" xlink:actuate="onLoad"/><svg:title/><svg:desc/></draw:frame><draw:frame draw:style-name="a3" draw:name="Resim 372255513" text:anchor-type="as-char" svg:x="0in" svg:y="0in" svg:width="6.26042in" svg:height="1.60417in" style:rel-width="scale" style:rel-height="scale"><draw:image xlink:href="media/image4.jpg" xlink:type="simple" xlink:show="embed" xlink:actuate="onLoad"/><svg:title/><svg:desc/></draw:frame><draw:frame draw:style-name="a4" draw:name="Resim 1634375029" text:anchor-type="as-char" svg:x="0in" svg:y="0in" svg:width="6.26042in" svg:height="1.19792in" style:rel-width="scale" style:rel-height="scale"><draw:image xlink:href="media/image5.jpg" xlink:type="simple" xlink:show="embed" xlink:actuate="onLoad"/><svg:title/><svg:desc/></draw:frame><draw:frame draw:style-name="a5" draw:name="Resim 1904208235" text:anchor-type="as-char" svg:x="0in" svg:y="0in" svg:width="6.26042in" svg:height="0.875in" style:rel-width="scale" style:rel-height="scale"><draw:image xlink:href="media/image6.jpg" xlink:type="simple" xlink:show="embed" xlink:actuate="onLoad"/><svg:title/><svg:desc/></draw:frame><draw:frame draw:style-name="a6" draw:name="Resim 352214968" text:anchor-type="as-char" svg:x="0in" svg:y="0in" svg:width="6.26042in" svg:height="1.03125in" style:rel-width="scale" style:rel-height="scale"><draw:image xlink:href="media/image7.jpg" xlink:type="simple" xlink:show="embed" xlink:actuate="onLoad"/><svg:title/><svg:desc/></draw:frame><draw:frame draw:style-name="a7" draw:name="Resim 312101115" text:anchor-type="as-char" svg:x="0in" svg:y="0in" svg:width="6.26042in" svg:height="0.8125in" style:rel-width="scale" style:rel-height="scale"><draw:image xlink:href="media/image8.jpg" xlink:type="simple" xlink:show="embed" xlink:actuate="onLoad"/><svg:title/><svg:desc/></draw:frame><draw:frame draw:style-name="a8" draw:name="Resim 664194156" text:anchor-type="as-char" svg:x="0in" svg:y="0in" svg:width="6.26042in" svg:height="0.89583in" style:rel-width="scale" style:rel-height="scale"><draw:image xlink:href="media/image9.jpg" xlink:type="simple" xlink:show="embed" xlink:actuate="onLoad"/><svg:title/><svg:desc/></draw:frame><draw:frame draw:style-name="a9" draw:name="Resim 789520502" text:anchor-type="as-char" svg:x="0in" svg:y="0in" svg:width="6.26042in" svg:height="1.0625in" style:rel-width="scale" style:rel-height="scale"><draw:image xlink:href="media/image10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irhan Bayan</meta:initial-creator>
    <dc:creator>Emirhan Bayan</dc:creator>
    <meta:creation-date>2024-10-17T20:07:00Z</meta:creation-date>
    <dc:date>2024-10-17T20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